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fo:margin-bottom="0in"/>
      <style:text-properties style:font-size-complex="13pt"/>
    </style:style>
    <style:style style:name="T2" style:parent-style-name="Car.predefinitoparagrafo" style:family="text">
      <style:text-properties fo:language="it" fo:country="IT" style:language-asian="tr" style:country-asian="TR"/>
    </style:style>
    <style:style style:name="T3" style:parent-style-name="Car.predefinitoparagrafo" style:family="text">
      <style:text-properties fo:language="it" fo:country="IT"/>
    </style:style>
    <style:style style:name="P4" style:parent-style-name="affiliazioni" style:family="paragraph">
      <style:text-properties fo:language="it" fo:country="IT"/>
    </style:style>
    <style:style style:name="P5" style:parent-style-name="email" style:family="paragraph">
      <style:text-properties fo:language="it" fo:country="IT"/>
    </style:style>
    <style:style style:name="P6" style:parent-style-name="Normale" style:family="paragraph">
      <style:text-properties fo:language="it" fo:country="IT"/>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P7" style:parent-style-name="abstracttitolo" style:family="paragraph">
      <style:paragraph-properties fo:margin-left="0.2993in" fo:text-indent="-0.2993in">
        <style:tab-stops>
          <style:tab-stop style:type="left" style:position="0.0006in"/>
        </style:tab-stops>
      </style:paragraph-properties>
      <style:text-properties fo:language="it" fo:country="IT"/>
    </style:style>
    <style:style style:name="T8" style:parent-style-name="Car.predefinitoparagrafo" style:family="text">
      <style:text-properties fo:font-weight="bold" style:font-weight-asian="bold" style:font-weight-complex="bold" fo:color="#FF0000" fo:font-size="10pt" style:font-size-asian="10pt" style:language-asian="tr" style:country-asian="TR"/>
    </style:style>
    <style:style style:name="T9" style:parent-style-name="Car.predefinitoparagrafo" style:family="text">
      <style:text-properties fo:color="#FF0000" fo:font-size="10pt" style:font-size-asian="10pt" style:language-asian="tr" style:country-asian="TR"/>
    </style:style>
    <style:style style:name="T10" style:parent-style-name="Car.predefinitoparagrafo" style:family="text">
      <style:text-properties fo:color="#FF0000" fo:font-size="10pt" style:font-size-asian="10pt" style:language-asian="tr" style:country-asian="TR"/>
    </style:style>
    <style:style style:name="T11" style:parent-style-name="Car.predefinitoparagrafo" style:family="text">
      <style:text-properties fo:color="#FF0000" fo:font-size="10pt" style:font-size-asian="10pt" fo:language="fr" fo:country="FR" style:language-asian="tr" style:country-asian="TR"/>
    </style:style>
    <style:style style:name="T12" style:parent-style-name="Car.predefinitoparagrafo" style:family="text">
      <style:text-properties fo:color="#FF0000" fo:font-size="10pt" style:font-size-asian="10pt" fo:language="fr" fo:country="FR" style:language-asian="tr" style:country-asian="TR"/>
    </style:style>
    <style:style style:name="T13" style:parent-style-name="Car.predefinitoparagrafo" style:family="text">
      <style:text-properties fo:font-weight="bold" style:font-weight-asian="bold" style:font-weight-complex="bold" fo:color="#FF0000" fo:font-size="10pt" style:font-size-asian="10pt" fo:language="fr" fo:country="FR" style:language-asian="tr" style:country-asian="TR"/>
    </style:style>
    <style:style style:name="T14" style:parent-style-name="Car.predefinitoparagrafo" style:family="text">
      <style:text-properties fo:color="#FF0000" fo:font-size="10pt" style:font-size-asian="10pt" fo:language="fr" fo:country="FR" style:language-asian="tr" style:country-asian="TR"/>
    </style:style>
    <style:style style:name="T15" style:parent-style-name="Car.predefinitoparagrafo" style:family="text">
      <style:text-properties fo:font-style="italic" style:font-style-asian="italic" style:font-style-complex="italic" fo:color="#FF0000" fo:font-size="10pt" style:font-size-asian="10pt" fo:language="fr" fo:country="FR" style:language-asian="tr" style:country-asian="TR"/>
    </style:style>
    <style:style style:name="T16" style:parent-style-name="Car.predefinitoparagrafo" style:family="text">
      <style:text-properties fo:font-style="italic" style:font-style-asian="italic" style:font-style-complex="italic" fo:color="#FF0000" fo:font-size="10pt" style:font-size-asian="10pt" fo:language="it" fo:country="IT" style:language-asian="tr" style:country-asian="TR"/>
    </style:style>
    <style:style style:name="P17" style:parent-style-name="Titolo1" style:family="paragraph"/>
    <style:style style:name="P18" style:parent-style-name="NormaleWeb" style:family="paragraph">
      <style:paragraph-properties fo:text-align="justify" fo:margin-top="0in" fo:margin-bottom="0in"/>
    </style:style>
    <style:style style:name="T19" style:parent-style-name="Car.predefinitoparagrafo" style:family="text">
      <style:text-properties fo:color="#FF0000" fo:font-size="11pt" style:font-size-asian="11pt" style:font-size-complex="11pt"/>
    </style:style>
    <style:style style:name="T20" style:parent-style-name="Car.predefinitoparagrafo" style:family="text">
      <style:text-properties fo:color="#FF0000" style:font-size-complex="11pt"/>
    </style:style>
    <style:style style:name="T21" style:parent-style-name="Car.predefinitoparagrafo" style:family="text">
      <style:text-properties fo:color="#FF0000" style:font-size-complex="11pt"/>
    </style:style>
    <style:style style:name="T22" style:parent-style-name="Car.predefinitoparagrafo" style:family="text">
      <style:text-properties fo:color="#FF0000" style:language-asian="tr" style:country-asian="TR"/>
    </style:style>
    <style:style style:name="T23" style:parent-style-name="Car.predefinitoparagrafo" style:family="text">
      <style:text-properties fo:color="#FF0000" style:font-size-complex="11pt"/>
    </style:style>
    <style:style style:name="T24" style:parent-style-name="Car.predefinitoparagrafo" style:family="text">
      <style:text-properties fo:font-weight="bold" style:font-weight-asian="bold" style:font-weight-complex="bold" fo:color="#FF0000" style:font-size-complex="11pt"/>
    </style:style>
    <style:style style:name="T25" style:parent-style-name="Car.predefinitoparagrafo" style:family="text">
      <style:text-properties fo:color="#FF0000" style:font-size-complex="11pt"/>
    </style:style>
    <style:style style:name="T26" style:parent-style-name="Car.predefinitoparagrafo" style:family="text">
      <style:text-properties fo:color="#FF0000" style:font-size-complex="11pt"/>
    </style:style>
    <style:style style:name="T27" style:parent-style-name="Car.predefinitoparagrafo" style:family="text">
      <style:text-properties fo:font-weight="bold" style:font-weight-asian="bold" style:font-weight-complex="bold" fo:color="#FF0000" style:font-size-complex="11pt"/>
    </style:style>
    <style:style style:name="T28" style:parent-style-name="Car.predefinitoparagrafo" style:family="text">
      <style:text-properties fo:color="#FF0000" style:font-size-complex="11pt"/>
    </style:style>
    <style:style style:name="T29" style:parent-style-name="Car.predefinitoparagrafo" style:family="text">
      <style:text-properties fo:color="#FF0000" style:font-size-complex="11pt"/>
    </style:style>
    <style:style style:name="T30" style:parent-style-name="Car.predefinitoparagrafo" style:family="text">
      <style:text-properties fo:color="#EE0000" style:font-size-complex="11pt"/>
    </style:style>
    <style:style style:name="P31" style:parent-style-name="Normale" style:family="paragraph">
      <style:paragraph-properties fo:text-align="justify"/>
    </style:style>
    <style:style style:name="T32" style:parent-style-name="Car.predefinitoparagrafo" style:family="text">
      <style:text-properties fo:font-size="11pt" style:font-size-asian="11pt" style:font-size-complex="11pt" fo:language="it" fo:country="IT" style:language-asian="tr" style:country-asian="TR"/>
    </style:style>
    <style:style style:name="T3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34" style:parent-style-name="Car.predefinitoparagrafo" style:family="text">
      <style:text-properties fo:font-size="11pt" style:font-size-asian="11pt" style:font-size-complex="11pt" fo:language="it" fo:country="IT" style:language-asian="tr" style:country-asian="TR"/>
    </style:style>
    <style:style style:name="T35"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36" style:parent-style-name="Car.predefinitoparagrafo" style:family="text">
      <style:text-properties fo:font-size="11pt" style:font-size-asian="11pt" style:font-size-complex="11pt" fo:language="it" fo:country="IT" style:language-asian="tr" style:country-asian="TR"/>
    </style:style>
    <style:style style:name="P37" style:parent-style-name="Normale" style:family="paragraph">
      <style:paragraph-properties fo:text-align="justify"/>
    </style:style>
    <style:style style:name="T38" style:parent-style-name="Car.predefinitoparagrafo" style:family="text">
      <style:text-properties fo:font-size="11pt" style:font-size-asian="11pt" style:font-size-complex="11pt" fo:language="it" fo:country="IT" style:language-asian="tr" style:country-asian="TR"/>
    </style:style>
    <style:style style:name="T39"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40" style:parent-style-name="Car.predefinitoparagrafo" style:family="text">
      <style:text-properties fo:font-size="11pt" style:font-size-asian="11pt" style:font-size-complex="11pt" fo:language="it" fo:country="IT" style:language-asian="tr" style:country-asian="TR"/>
    </style:style>
    <style:style style:name="T41" style:parent-style-name="Car.predefinitoparagrafo" style:family="text">
      <style:text-properties fo:font-size="11pt" style:font-size-asian="11pt" style:font-size-complex="11pt" fo:language="it" fo:country="IT" style:language-asian="tr" style:country-asian="TR"/>
    </style:style>
    <style:style style:name="T42" style:parent-style-name="Car.predefinitoparagrafo" style:family="text">
      <style:text-properties fo:font-size="11pt" style:font-size-asian="11pt" style:font-size-complex="11pt" fo:language="it" fo:country="IT" style:language-asian="tr" style:country-asian="TR"/>
    </style:style>
    <style:style style:name="T4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44" style:parent-style-name="Car.predefinitoparagrafo" style:family="text">
      <style:text-properties fo:font-size="11pt" style:font-size-asian="11pt" style:font-size-complex="11pt" fo:language="it" fo:country="IT" style:language-asian="tr" style:country-asian="TR"/>
    </style:style>
    <style:style style:name="T45" style:parent-style-name="Car.predefinitoparagrafo" style:family="text">
      <style:text-properties fo:font-size="11pt" style:font-size-asian="11pt" style:font-size-complex="11pt" fo:language="it" fo:country="IT" style:language-asian="tr" style:country-asian="TR"/>
    </style:style>
    <style:style style:name="T46" style:parent-style-name="Car.predefinitoparagrafo" style:family="text">
      <style:text-properties fo:font-size="11pt" style:font-size-asian="11pt" style:font-size-complex="11pt" fo:language="it" fo:country="IT" style:language-asian="tr" style:country-asian="TR"/>
    </style:style>
    <style:style style:name="T47" style:parent-style-name="Car.predefinitoparagrafo" style:family="text">
      <style:text-properties fo:font-size="11pt" style:font-size-asian="11pt" style:font-size-complex="11pt" fo:language="it" fo:country="IT" style:language-asian="tr" style:country-asian="TR"/>
    </style:style>
    <style:style style:name="T48" style:parent-style-name="Car.predefinitoparagrafo" style:family="text">
      <style:text-properties fo:font-size="11pt" style:font-size-asian="11pt" style:font-size-complex="11pt" fo:language="it" fo:country="IT" style:language-asian="tr" style:country-asian="TR"/>
    </style:style>
    <style:style style:name="P49" style:parent-style-name="Normale" style:family="paragraph">
      <style:paragraph-properties fo:text-align="justify"/>
    </style:style>
    <style:style style:name="T50" style:parent-style-name="Car.predefinitoparagrafo" style:family="text">
      <style:text-properties fo:font-size="11pt" style:font-size-asian="11pt" style:font-size-complex="11pt" fo:language="it" fo:country="IT" style:language-asian="tr" style:country-asian="TR"/>
    </style:style>
    <style:style style:name="T51" style:parent-style-name="Car.predefinitoparagrafo" style:family="text">
      <style:text-properties fo:font-size="11pt" style:font-size-asian="11pt" style:font-size-complex="11pt" fo:language="it" fo:country="IT" style:language-asian="tr" style:country-asian="TR"/>
    </style:style>
    <style:style style:name="T5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53" style:parent-style-name="Car.predefinitoparagrafo" style:family="text">
      <style:text-properties fo:font-size="11pt" style:font-size-asian="11pt" style:font-size-complex="11pt" fo:language="it" fo:country="IT" style:language-asian="tr" style:country-asian="TR"/>
    </style:style>
    <style:style style:name="T54"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55" style:parent-style-name="Car.predefinitoparagrafo" style:family="text">
      <style:text-properties fo:font-size="11pt" style:font-size-asian="11pt" style:font-size-complex="11pt" fo:language="it" fo:country="IT" style:language-asian="tr" style:country-asian="TR"/>
    </style:style>
    <style:style style:name="T56" style:parent-style-name="Car.predefinitoparagrafo" style:family="text">
      <style:text-properties fo:font-size="11pt" style:font-size-asian="11pt" style:font-size-complex="11pt" fo:language="it" fo:country="IT" style:language-asian="tr" style:country-asian="TR"/>
    </style:style>
    <style:style style:name="T57" style:parent-style-name="Car.predefinitoparagrafo" style:family="text">
      <style:text-properties fo:font-size="11pt" style:font-size-asian="11pt" style:font-size-complex="11pt" fo:language="it" fo:country="IT" style:language-asian="tr" style:country-asian="TR"/>
    </style:style>
    <style:style style:name="T58" style:parent-style-name="Car.predefinitoparagrafo" style:family="text">
      <style:text-properties fo:font-size="11pt" style:font-size-asian="11pt" style:font-size-complex="11pt" fo:language="it" fo:country="IT" style:language-asian="tr" style:country-asian="TR"/>
    </style:style>
    <style:style style:name="T59" style:parent-style-name="Car.predefinitoparagrafo" style:family="text">
      <style:text-properties fo:font-size="11pt" style:font-size-asian="11pt" style:font-size-complex="11pt" fo:language="it" fo:country="IT" style:language-asian="tr" style:country-asian="TR"/>
    </style:style>
    <style:style style:name="T60" style:parent-style-name="Car.predefinitoparagrafo" style:family="text">
      <style:text-properties fo:font-size="11pt" style:font-size-asian="11pt" style:font-size-complex="11pt" fo:language="it" fo:country="IT" style:language-asian="tr" style:country-asian="TR"/>
    </style:style>
    <style:style style:name="T61" style:parent-style-name="Car.predefinitoparagrafo" style:family="text">
      <style:text-properties fo:font-size="11pt" style:font-size-asian="11pt" style:font-size-complex="11pt" fo:language="it" fo:country="IT" style:language-asian="tr" style:country-asian="TR"/>
    </style:style>
    <style:style style:name="T62" style:parent-style-name="Car.predefinitoparagrafo" style:family="text">
      <style:text-properties fo:font-size="11pt" style:font-size-asian="11pt" style:font-size-complex="11pt" fo:language="it" fo:country="IT" style:language-asian="tr" style:country-asian="TR"/>
    </style:style>
    <style:style style:name="T63" style:parent-style-name="Car.predefinitoparagrafo" style:family="text">
      <style:text-properties fo:font-size="11pt" style:font-size-asian="11pt" style:font-size-complex="11pt" fo:language="it" fo:country="IT" style:language-asian="tr" style:country-asian="TR"/>
    </style:style>
    <style:style style:name="T64" style:parent-style-name="Car.predefinitoparagrafo" style:family="text">
      <style:text-properties fo:font-size="11pt" style:font-size-asian="11pt" style:font-size-complex="11pt" fo:language="it" fo:country="IT" style:language-asian="tr" style:country-asian="TR"/>
    </style:style>
    <style:style style:name="T65" style:parent-style-name="Car.predefinitoparagrafo" style:family="text">
      <style:text-properties fo:font-size="11pt" style:font-size-asian="11pt" style:font-size-complex="11pt" fo:language="it" fo:country="IT" style:language-asian="tr" style:country-asian="TR"/>
    </style:style>
    <style:style style:name="T66" style:parent-style-name="Car.predefinitoparagrafo" style:family="text">
      <style:text-properties fo:font-size="11pt" style:font-size-asian="11pt" style:font-size-complex="11pt" fo:language="it" fo:country="IT" style:language-asian="tr" style:country-asian="TR"/>
    </style:style>
    <style:style style:name="T67" style:parent-style-name="Car.predefinitoparagrafo" style:family="text">
      <style:text-properties fo:font-size="11pt" style:font-size-asian="11pt" style:font-size-complex="11pt" fo:language="it" fo:country="IT" style:language-asian="tr" style:country-asian="TR"/>
    </style:style>
    <style:style style:name="T68" style:parent-style-name="Car.predefinitoparagrafo" style:family="text">
      <style:text-properties fo:font-size="11pt" style:font-size-asian="11pt" style:font-size-complex="11pt" fo:language="it" fo:country="IT" style:language-asian="tr" style:country-asian="TR"/>
    </style:style>
    <style:style style:name="T69" style:parent-style-name="Car.predefinitoparagrafo" style:family="text">
      <style:text-properties fo:font-size="11pt" style:font-size-asian="11pt" style:font-size-complex="11pt" fo:language="it" fo:country="IT" style:language-asian="tr" style:country-asian="TR"/>
    </style:style>
    <style:style style:name="T70" style:parent-style-name="Car.predefinitoparagrafo" style:family="text">
      <style:text-properties fo:font-size="11pt" style:font-size-asian="11pt" style:font-size-complex="11pt" fo:language="it" fo:country="IT" style:language-asian="tr" style:country-asian="TR"/>
    </style:style>
    <style:style style:name="T71" style:parent-style-name="Car.predefinitoparagrafo" style:family="text">
      <style:text-properties fo:font-size="11pt" style:font-size-asian="11pt" style:font-size-complex="11pt" fo:language="it" fo:country="IT" style:language-asian="tr" style:country-asian="TR"/>
    </style:style>
    <style:style style:name="P72" style:parent-style-name="Normale" style:family="paragraph">
      <style:paragraph-properties fo:text-align="justify"/>
      <style:text-properties fo:font-size="11pt" style:font-size-asian="11pt" style:font-size-complex="11pt" fo:language="it" fo:country="IT" style:language-asian="tr" style:country-asian="TR"/>
    </style:style>
    <style:style style:name="P73" style:parent-style-name="Normale" style:family="paragraph">
      <style:paragraph-properties fo:text-align="justify"/>
    </style:style>
    <style:style style:name="T74" style:parent-style-name="Car.predefinitoparagrafo" style:family="text">
      <style:text-properties fo:font-size="11pt" style:font-size-asian="11pt" style:font-size-complex="11pt" fo:language="it" fo:country="IT" style:language-asian="tr" style:country-asian="TR"/>
    </style:style>
    <style:style style:name="T75" style:parent-style-name="Car.predefinitoparagrafo" style:family="text">
      <style:text-properties fo:font-size="11pt" style:font-size-asian="11pt" style:font-size-complex="11pt" fo:language="it" fo:country="IT" style:language-asian="tr" style:country-asian="TR"/>
    </style:style>
    <style:style style:name="T76" style:parent-style-name="Car.predefinitoparagrafo" style:family="text">
      <style:text-properties fo:font-size="11pt" style:font-size-asian="11pt" style:font-size-complex="11pt" fo:language="it" fo:country="IT" style:language-asian="tr" style:country-asian="TR"/>
    </style:style>
    <style:style style:name="T77"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78" style:parent-style-name="Car.predefinitoparagrafo" style:family="text">
      <style:text-properties fo:font-size="11pt" style:font-size-asian="11pt" style:font-size-complex="11pt" fo:language="it" fo:country="IT" style:language-asian="tr" style:country-asian="TR"/>
    </style:style>
    <style:style style:name="P79" style:parent-style-name="Normale" style:family="paragraph">
      <style:paragraph-properties fo:text-align="justify"/>
    </style:style>
    <style:style style:name="T80" style:parent-style-name="Car.predefinitoparagrafo" style:family="text">
      <style:text-properties fo:font-size="11pt" style:font-size-asian="11pt" style:font-size-complex="11pt" fo:language="it" fo:country="IT" style:language-asian="tr" style:country-asian="TR"/>
    </style:style>
    <style:style style:name="T81"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4" style:parent-style-name="Car.predefinitoparagrafo" style:family="text">
      <style:text-properties fo:font-size="11pt" style:font-size-asian="11pt" style:font-size-complex="11pt" fo:language="it" fo:country="IT" style:language-asian="tr" style:country-asian="TR"/>
    </style:style>
    <style:style style:name="T85" style:parent-style-name="Car.predefinitoparagrafo" style:family="text">
      <style:text-properties fo:font-size="11pt" style:font-size-asian="11pt" style:font-size-complex="11pt" fo:language="it" fo:country="IT" style:language-asian="tr" style:country-asian="TR"/>
    </style:style>
    <style:style style:name="T86" style:parent-style-name="Car.predefinitoparagrafo" style:family="text">
      <style:text-properties fo:font-size="11pt" style:font-size-asian="11pt" style:font-size-complex="11pt" fo:language="it" fo:country="IT" style:language-asian="tr" style:country-asian="TR"/>
    </style:style>
    <style:style style:name="T87"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8"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9"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0"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1"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3" style:parent-style-name="Car.predefinitoparagrafo" style:family="text">
      <style:text-properties fo:font-size="11pt" style:font-size-asian="11pt" style:font-size-complex="11pt" fo:language="it" fo:country="IT" style:language-asian="tr" style:country-asian="TR"/>
    </style:style>
    <style:style style:name="T94"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5" style:parent-style-name="Car.predefinitoparagrafo" style:family="text">
      <style:text-properties fo:font-size="11pt" style:font-size-asian="11pt" style:font-size-complex="11pt" fo:language="it" fo:country="IT" style:language-asian="tr" style:country-asian="TR"/>
    </style:style>
    <style:style style:name="T96"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7" style:parent-style-name="Car.predefinitoparagrafo" style:family="text">
      <style:text-properties fo:font-size="11pt" style:font-size-asian="11pt" style:font-size-complex="11pt" fo:language="it" fo:country="IT" style:language-asian="tr" style:country-asian="TR"/>
    </style:style>
    <style:style style:name="P98" style:parent-style-name="Normale" style:family="paragraph">
      <style:paragraph-properties fo:text-align="justify"/>
    </style:style>
    <style:style style:name="T99" style:parent-style-name="Car.predefinitoparagrafo" style:family="text">
      <style:text-properties fo:font-size="11pt" style:font-size-asian="11pt" style:font-size-complex="11pt" fo:language="it" fo:country="IT" style:language-asian="tr" style:country-asian="TR"/>
    </style:style>
    <style:style style:name="T100"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P101" style:parent-style-name="Titolo2" style:family="paragraph">
      <style:text-properties fo:language="it" fo:country="IT"/>
    </style:style>
    <style:style style:name="P102" style:parent-style-name="Titolo2" style:family="paragraph">
      <style:text-properties fo:language="it" fo:country="IT"/>
    </style:style>
    <style:style style:name="P103" style:parent-style-name="Titolo2" style:family="paragraph">
      <style:text-properties fo:language="it" fo:country="IT"/>
    </style:style>
    <style:style style:name="P104" style:parent-style-name="Titolo2" style:family="paragraph">
      <style:text-properties fo:language="it" fo:country="IT"/>
    </style:style>
    <style:style style:name="T105" style:parent-style-name="Car.predefinitoparagrafo" style:family="text">
      <style:text-properties fo:color="#EE0000"/>
    </style:style>
    <style:style style:name="T106" style:parent-style-name="Car.predefinitoparagrafo" style:family="text">
      <style:text-properties fo:color="#EE0000"/>
    </style:style>
    <style:style style:name="T107" style:parent-style-name="Car.predefinitoparagrafo" style:family="text">
      <style:text-properties fo:font-style="italic" style:font-style-asian="italic" style:font-style-complex="italic" fo:color="#EE0000"/>
    </style:style>
    <style:style style:name="T108" style:parent-style-name="Car.predefinitoparagrafo" style:family="text">
      <style:text-properties fo:color="#EE0000"/>
    </style:style>
    <style:style style:name="T109" style:parent-style-name="Car.predefinitoparagrafo" style:family="text">
      <style:text-properties fo:color="#EE0000"/>
    </style:style>
    <style:style style:name="T110" style:parent-style-name="Car.predefinitoparagrafo" style:family="text">
      <style:text-properties fo:color="#EE0000"/>
    </style:style>
    <style:style style:name="T111" style:parent-style-name="Car.predefinitoparagrafo" style:family="text">
      <style:text-properties fo:font-style="italic" style:font-style-asian="italic" style:font-style-complex="italic" fo:color="#EE0000"/>
    </style:style>
    <style:style style:name="T112" style:parent-style-name="Car.predefinitoparagrafo" style:family="text">
      <style:text-properties fo:color="#EE0000"/>
    </style:style>
    <style:style style:name="T113" style:parent-style-name="Car.predefinitoparagrafo" style:family="text">
      <style:text-properties fo:color="#EE0000"/>
    </style:style>
    <style:style style:name="T114" style:parent-style-name="Car.predefinitoparagrafo" style:family="text">
      <style:text-properties fo:color="#EE0000"/>
    </style:style>
    <style:style style:name="T115" style:parent-style-name="Car.predefinitoparagrafo" style:family="text">
      <style:text-properties fo:font-style="italic" style:font-style-asian="italic" style:font-style-complex="italic" fo:color="#EE0000" fo:language="it" fo:country="IT"/>
    </style:style>
    <style:style style:name="T116" style:parent-style-name="Car.predefinitoparagrafo" style:family="text">
      <style:text-properties fo:color="#EE0000" fo:language="it" fo:country="IT"/>
    </style:style>
    <style:style style:name="T117" style:parent-style-name="Car.predefinitoparagrafo" style:family="text">
      <style:text-properties fo:color="#EE0000"/>
    </style:style>
    <style:style style:name="T118" style:parent-style-name="Car.predefinitoparagrafo" style:family="text">
      <style:text-properties fo:color="#EE0000"/>
    </style:style>
    <style:style style:name="T119" style:parent-style-name="Car.predefinitoparagrafo" style:family="text">
      <style:text-properties fo:color="#EE0000"/>
    </style:style>
    <style:style style:name="T120" style:parent-style-name="Car.predefinitoparagrafo" style:family="text">
      <style:text-properties fo:font-style="italic" style:font-style-asian="italic" style:font-style-complex="italic" fo:color="#EE0000"/>
    </style:style>
    <style:style style:name="T121" style:parent-style-name="Car.predefinitoparagrafo" style:family="text">
      <style:text-properties fo:color="#EE0000"/>
    </style:style>
  </office:automatic-styles>
  <office:body>
    <office:text text:use-soft-page-breaks="true">
      <text:p text:style-name="P1">GXG at EVALITA 2018: Overview of the Cross-Genre Gender Prediction in Italian</text:p>
      <text:p text:style-name="EACLAuthor"/>
      <text:p text:style-name="EACLAuthor"><text:span text:style-name="T2">Agnese</text:span><text:span text:style-name="T3"><text:s/>Camici</text:span></text:p>
      <text:p text:style-name="P4">Università di Pisa, Pisa, Italia</text:p>
      <text:p text:style-name="P5">a.camici1@studenti.unipi.it</text:p>
      <text:p text:style-name="P6"/>
      <text:section text:name="Sect1" text:style-name="S1">
        <text:p text:style-name="P7">Abstract</text:p>
        <text:p text:style-name="EACLAbstract"><text:span text:style-name="T8">English.</text:span><text:span text:style-name="T9"><text:s/>Lorem ipsum dolor sit amet, consectetur adipiscing elit.<text:s/></text:span><text:span text:style-name="T10">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text:span text:style-name="T11">Donec eu neque magna. Curabitur eget felis tellus.<text:s/></text:span><text:span text:style-name="T12">Curabitur vel nisl et augue mollis rhoncus.</text:span></text:p>
        <text:p text:style-name="EACLAbstract"><text:span text:style-name="T13">Italiano.</text:span><text:span text:style-name="T14"><text:s/></text:span><text:span text:style-name="T15">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text:span text:style-name="T16">Etiam vel condimentum magna. In fringilla arcu lectus, at aliquam nulla vehicula eu.</text:span></text:p>
        <text:h text:style-name="P17" text:outline-level="1" text:restart-numbering="true" text:start-value="1">Introduction</text:h>
        <text:p text:style-name="P18"><text:span text:style-name="T19">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span></text:p>
        <text:h text:style-name="Titolo1" text:outline-level="1">Dataset</text:h>
        <text:p text:style-name="EACLText"><text:span text:style-name="T20">Manuscripts must be in two-column format. Exceptions to the two-column format<text:s/></text:span><text:span text:style-name="T21">include the title, authors’ names and affiliations, which must be centered at the top of the first page, and any</text:span><text:span text:style-name="T22"><text:s/></text:span><text:span text:style-name="T23">full-width figures or tables (see the guidelines in Section 2.6).<text:s/></text:span><text:span text:style-name="T24">Type single-spaced.</text:span><text:span text:style-name="T25"><text:s/>Start all pages directly under the top margin. See the<text:s/></text:span><text:span text:style-name="T26">guidelines later regarding formatting the first page. The manuscript should be printed single-sided and its length should not exceed the maximum page limit described in Section 3.<text:s/></text:span><text:span text:style-name="T27">Do not number the pages</text:span><text:span text:style-name="T28">.</text:span></text:p>
        <text:h text:style-name="Titolo2" text:outline-level="2">Struttura del dataset(?)</text:h>
        <text:p text:style-name="EACLText"><text:span text:style-name="T29">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span></text:p>
        <text:h text:style-name="Titolo2" text:outline-level="2">Organizzazione dei file(?)</text:h>
        <text:p text:style-name="EACLText"><text:span text:style-name="T30">For the production of the electronic manuscript you must use Adobe’s Portable Document Format (PDF).</text:span></text:p>
        <text:h text:style-name="Titolo2" text:outline-level="2">Preprocessing</text:h>
        <text:p text:style-name="P31"><text:span text:style-name="T32">Il primo passo del progetto ha previsto il download del dataset ufficiale dal sito di EVALITA 2018. I file sono stati salvati all’interno di una directory denominata<text:s/></text:span><text:span text:style-name="T33">dataset_originale</text:span><text:span text:style-name="T34">, collocata nella sottocartella<text:s/></text:span><text:span text:style-name="T35">data/</text:span><text:span text:style-name="T36"><text:s/>della struttura di progetto.</text:span></text:p>
        <text:p text:style-name="P37"><text:span text:style-name="T38">Successivamente, mediante lo script contenuto nel notebook<text:s/></text:span><text:span text:style-name="T39">extract_text_from_doc.ipynb</text:span><text:span text:style-name="T40">, sono stati estratti i testi contenuti nei file originali in formato<text:s/></text:span><text:span text:style-name="T41">.txt</text:span><text:span text:style-name="T42"><text:s/>(ad esempio<text:s/></text:span><text:span text:style-name="T43">CH_train.txt, CH_test.txt</text:span><text:span text:style-name="T44">, ecc.). Ogni testo individuale è stato salvato come file .txt separato nella rispettiva sottocartella di genere (children, diary, journalism,<text:s/></text:span><text:span text:style-name="T45">twitter</text:span><text:span text:style-name="T46">,<text:s/></text:span><text:span text:style-name="T47">youtube</text:span><text:span text:style-name="T48">).</text:span></text:p>
        <text:p text:style-name="P49"><text:span text:style-name="T50">Per poter utilizzare il tool Profiling-UD, è stata creata una cartella sorella</text:span><text:span text:style-name="T51"><text:s/>di<text:s/></text:span><text:span text:style-name="T52">text_from_docs</text:span><text:span text:style-name="T53">, denominata<text:s/></text:span><text:span text:style-name="T54">profiling_input/</text:span><text:span text:style-name="T55">, contenente cinque sottocartelle, una per ciascun genere testuale (children, diary, journalism,<text:s/></text:span><text:span text:style-name="T56">twitter</text:span><text:span text:style-name="T57">,<text:s/></text:span><text:span text:style-name="T58">youtube</text:span><text:span text:style-name="T59">).</text:span><text:span text:style-name="T60"><text:s/></text:span><text:span text:style-name="T61">All’interno di ognuna di esse sono stati copiati sia i testi di training che quelli di test relativi al genere corrispondente, già convertiti in formato .txt.</text:span><text:span text:style-name="T62"><text:s/></text:span><text:span text:style-name="T63">Profiling-UD ha elaborato correttamente i dati relativi ai generi diary, journalism e<text:s/></text:span><text:span text:style-name="T64">twitter</text:span><text:span text:style-name="T65">. Tuttavia, durante l’elaborazione dei dati per i generi children e<text:s/></text:span><text:span text:style-name="T66">youtube</text:span><text:span text:style-name="T67">, si sono manifestati</text:span><text:span text:style-name="T68"><text:s/>degli errori non specificati (“An error occurred”). Dopo una prima analisi dei log, è emerso che uno dei file di test del genere children — in particolare il file con ID 172<text:s/></text:span><text:soft-page-break/><text:span text:style-name="T69">— causava un errore sistematico. Per risolvere il problema, questo file è stato eliminato dalla directory profiling_input/children e dal file delle etichette gold corrispondente (test_CH.gold</text:span><text:span text:style-name="T70">)</text:span><text:span text:style-name="T71">.</text:span></text:p>
        <text:p text:style-name="P72">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p>
        <text:p text:style-name="P73"><text:span text:style-name="T74">Nel caso del genere<text:s/></text:span><text:span text:style-name="T75">Twitter</text:span><text:span text:style-name="T76">, il file di test fornito (</text:span><text:span text:style-name="T77">test_TW.gold</text:span><text:span text:style-name="T78">) includeva le etichette gold solo per un sottoinsieme dei testi presenti nel corpus. Per garantire coerenza nella valutazione del modello, è stato necessario filtrare i dati di test e mantenere solo i testi per cui fosse disponibile una classificazione manuale.</text:span></text:p>
        <text:p text:style-name="P79"><text:span text:style-name="T80">A tal fine, è stato effettuato un parsing del file<text:s/></text:span><text:span text:style-name="T81">test_</text:span><text:span text:style-name="T82">twitter</text:span><text:span text:style-name="T83">.gold</text:span><text:span text:style-name="T84">, da cui sono stati estratti gli identificativi testuali dei documenti annotati. Questi identificativi sono stati utilizzati per</text:span><text:span text:style-name="T85"><text:s/>c</text:span><text:span text:style-name="T86">reare una sottocartella dedicata,<text:s/></text:span><text:span text:style-name="T87">data/profiling_</text:span><text:span text:style-name="T88">input</text:span><text:span text:style-name="T89">/</text:span><text:span text:style-name="T90">twitter</text:span><text:span text:style-name="T91">_matching_</text:span><text:span text:style-name="T92">gold/,<text:s/></text:span><text:span text:style-name="T93">contenente esclusivamente i file<text:s/></text:span><text:span text:style-name="T94">.conllu<text:s/></text:span><text:span text:style-name="T95">e le feature linguistiche (</text:span><text:span text:style-name="T96">linguistic_profile.csv</text:span><text:span text:style-name="T97">) dei testi con etichetta gold.</text:span></text:p>
        <text:p text:style-name="P98"><text:span text:style-name="T99">Queste operazioni sono state fatte nel notebook<text:s/></text:span><text:span text:style-name="T100">NLM_InGenre-TW.ipynb</text:span></text:p>
        <text:h text:style-name="Titolo1" text:outline-level="1">Modelli e risultati</text:h>
        <text:h text:style-name="P101" text:outline-level="2">SVM con ProfilingUD</text:h>
        <text:h text:style-name="P102" text:outline-level="2">SVM con word embeddings</text:h>
        <text:h text:style-name="P103" text:outline-level="2">SVM con n-grammi</text:h>
        <text:h text:style-name="P104" text:outline-level="2">NLM: BERT italiano</text:h>
        <text:h text:style-name="Titolo1" text:outline-level="1">Conclusioni</text:h>
        <text:p text:style-name="Acknowledgmentsereferences">Bibliografia</text:p>
        <text:p text:style-name="EACLReferencetext"><text:span text:style-name="T105">T</text:span><text:span text:style-name="T106">revor Cohn, Yulan He, and Yang Liu. 2020. Proceedings of the 2020 Conference on Empirical Methods in Natural Language Processing (EMNLP). In<text:s/></text:span><text:span text:style-name="T107">Proceedings of the 2020 Conference on Empirical Methods in Natural Language Processing (EMNLP)</text:span><text:span text:style-name="T108">.</text:span></text:p>
        <text:p text:style-name="EACLReferencetext"><text:span text:style-name="T109">A</text:span><text:span text:style-name="T110">ssociation for Computing Machinery. 1893. Association for Computing Machinery.<text:s/></text:span><text:span text:style-name="T111">Computing Reviews</text:span><text:span text:style-name="T112">, 24(11):503–512.</text:span></text:p>
        <text:p text:style-name="EACLReferencetext"><text:span text:style-name="T113">M</text:span><text:span text:style-name="T114">argherita Hack. 2011.<text:s/></text:span><text:span text:style-name="T115">Libera scienza in libero Stato</text:span><text:span text:style-name="T116">.<text:s/></text:span><text:span text:style-name="T117">Bur.</text:span></text:p>
        <text:p text:style-name="EACLReferencetext"><text:span text:style-name="T118">D</text:span><text:span text:style-name="T119">an Jurafsky and Christopher Manning. 2012. Natural language processing.<text:s/></text:span><text:span text:style-name="T120">Instructor</text:span><text:span text:style-name="T121"><text:s/>2012(988): 348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style:language-asian="tr" style:country-asian="TR"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text-properties style:language-asian="de" style:country-asian="DE"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align="justify" fo:text-indent="0.1576in"/>
      <style:text-properties style:font-name-asian="MS Mincho" fo:font-size="11pt" style:font-size-asian="11pt"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text-align="justify" fo:margin-bottom="0.1666in" fo:margin-left="0.2361in" fo:margin-right="0.2361in">
        <style:tab-stops/>
      </style:paragraph-properties>
      <style:text-properties style:font-name-asian="MS Mincho" fo:font-size="11pt" style:font-size-asian="11pt"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font-size="11pt" style:font-size-asian="11pt" style:font-size-complex="11pt"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text-align="justify" fo:margin-bottom="0.0833in" fo:margin-left="0.4013in" fo:text-indent="-0.2006in">
        <style:tab-stops>
          <style:tab-stop style:type="left" style:position="0.0986in"/>
        </style:tab-stops>
      </style:paragraph-properties>
      <style:text-properties style:font-name-asian="MS Mincho" fo:font-size="11pt" style:font-size-asian="11pt" style:font-size-complex="11pt"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text-align="justify"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text-align="justify"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style:language-asian="tr" style:country-asian="TR"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style:language-asian="tr" style:country-asian="TR"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style:language-asian="tr" style:country-asian="TR"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style:language-asian="tr" style:country-asian="TR"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17T17:16:00Z</dc:date>
    <meta:template xlink:href="Normal" xlink:type="simple"/>
    <meta:editing-cycles>17</meta:editing-cycles>
    <meta:editing-duration>PT25980S</meta:editing-duration>
    <meta:document-statistic meta:page-count="2" meta:paragraph-count="11" meta:word-count="885" meta:character-count="5920" meta:row-count="42" meta:non-whitespace-character-count="5046"/>
  </office:meta>
</office:document-meta>
</file>